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71cm" svg:stroke-color="#4f81bd" draw:fill="solid" draw:fill-color="#0070c0" draw:textarea-vertical-align="middle" draw:auto-grow-height="false" fo:padding-top="0.125cm" fo:padding-bottom="0.125cm" fo:padding-left="0.25cm" fo:padding-right="0.25cm" fo:wrap-option="wrap"/>
    </style:style>
    <style:style style:name="gr3" style:family="graphic">
      <style:graphic-properties draw:ole-draw-aspect="1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2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5cm"/>
    </style:style>
    <style:style style:name="pr7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2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/>
      <style:text-properties fo:font-size="28.7000007629395pt" style:font-size-asian="26pt" style:font-size-complex="26pt" fo:hyphenate="false"/>
    </style:style>
    <style:style style:name="P4" style:family="paragraph">
      <style:paragraph-properties fo:margin-top="0cm" fo:margin-bottom="0cm" fo:text-align="center" style:punctuation-wrap="hanging" style:font-independent-line-spacing="true"/>
      <style:text-properties fo:font-size="28.7000007629395pt" style:font-size-asian="26pt" style:font-size-complex="26pt" fo:hyphenate="false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font-size="19.8999996185303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9.8999996185303pt"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3.799cm" svg:height="4.5cm" svg:x="2.1cm" svg:y="6.523cm" presentation:class="title" presentation:user-transformed="true">
          <draw:text-box>
            <text:p text:style-name="P1"><text:span text:style-name="T1">Solar Calculator Release One 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19.599cm" svg:height="5.365cm" svg:x="4.2cm" svg:y="11.9cm" presentation:class="subtitle" presentation:user-transformed="true">
          <draw:text-box>
            <text:p text:style-name="P3"><text:span text:style-name="T2">Jack Williams</text:span></text:p>
            <text:p text:style-name="P3"><text:span text:style-name="T2">Lars Gullestrup</text:span></text:p>
            <text:p text:style-name="P3"><text:span text:style-name="T2">Kerry Clarkson</text:span></text:p>
            <text:p text:style-name="P3"><text:span text:style-name="T2">Glenn Mo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New Functionality" draw:style-name="dp1" draw:master-page-name="Default_20_1" presentation:presentation-page-layout-name="AL2T11">
        <draw:frame draw:name="Title 1" presentation:style-name="pr4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2. New Functionality</text:span></text:p>
          </draw:text-box>
        </draw:frame>
        <draw:frame draw:name="Content Placeholder 2" presentation:style-name="pr5" draw:text-style-name="P2" draw:layer="layout" svg:width="25.199cm" svg:height="13.858cm" svg:x="1.4cm" svg:y="4.9cm" presentation:class="outline" presentation:user-transformed="true">
          <draw:text-box>
            <text:list text:style-name="L3">
              <text:list-item>
                <text:p text:style-name="P6"><text:span text:style-name="T3">Basic Functionalit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teration 1) Calculations and user data entry</text:span></text:p>
                  </text:list-item>
                  <text:list-item>
                    <text:p text:style-name="P7"><text:span text:style-name="T4">Iteration 2) Display data reports and disclaimers</text:span></text:p>
                  </text:list-item>
                </text:list>
              </text:list-item>
              <text:list-item>
                <text:p text:style-name="P6"><text:span text:style-name="T3">Reasons for this priority: we need to accept data and run calculations on it before we can report the resul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Tracking" draw:style-name="dp1" draw:master-page-name="Default_20_2" presentation:presentation-page-layout-name="AL3T3">
        <draw:frame draw:name="Title 1" presentation:style-name="pr7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3. Tracking</text:span></text:p>
          </draw:text-box>
        </draw:frame>
        <draw:frame draw:name="Content Placeholder 5" presentation:style-name="pr8" draw:text-style-name="P8" draw:layer="layout" svg:width="12.365cm" svg:height="13.858cm" svg:x="1.4cm" svg:y="4.9cm" presentation:class="outline" presentation:placeholder="true">
          <draw:text-box/>
        </draw:frame>
        <draw:frame draw:name="Content Placeholder 6" presentation:style-name="pr8" draw:text-style-name="P8" draw:layer="layout" svg:width="11.665cm" svg:height="9.191cm" svg:x="14.933cm" svg:y="9.566cm" presentation:class="outline" presentation:placeholder="true">
          <draw:text-box/>
        </draw:frame>
        <draw:custom-shape draw:name="Rounded Rectangle 7" draw:style-name="gr2" draw:text-style-name="P10" draw:layer="layout" svg:width="9.332cm" svg:height="4.665cm" svg:x="16.1cm" svg:y="4.666cm">
          <text:p text:style-name="P9"><text:span text:style-name="T5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2cm" svg:height="12.893cm" svg:x="1.5cm" svg:y="5.10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1.499cm" svg:height="8.999cm" svg:x="15.001cm" svg:y="9.50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. Reflection " draw:style-name="dp1" draw:master-page-name="Default_20_1" presentation:presentation-page-layout-name="AL2T11">
        <draw:frame draw:name="Title 1" presentation:style-name="pr4" draw:text-style-name="P2" draw:layer="layout" svg:width="25.199cm" svg:height="3.499cm" svg:x="1.4cm" svg:y="0.841cm" presentation:class="title" presentation:user-transformed="true">
          <draw:text-box>
            <text:p text:style-name="P1"><text:span text:style-name="T1">4. Reflection </text:span></text:p>
          </draw:text-box>
        </draw:frame>
        <draw:frame draw:name="Content Placeholder 2" presentation:style-name="pr5" draw:text-style-name="P2" draw:layer="layout" svg:width="25.199cm" svg:height="13.858cm" svg:x="1.4cm" svg:y="4.9cm" presentation:class="outline" presentation:user-transformed="true">
          <draw:text-box>
            <text:list text:style-name="L3">
              <text:list-item>
                <text:p text:style-name="P6"><text:span text:style-name="T3">What worked well? Weekly meetings were productive.</text:span></text:p>
              </text:list-item>
              <text:list-item>
                <text:p text:style-name="P6"><text:span text:style-name="T3">What didn't work well? <text:s/>Communication outside of meetings.</text:span></text:p>
              </text:list-item>
            </text:list>
            <text:list text:style-name="L4">
              <text:list-item>
                <text:p text:style-name="P6"><text:span text:style-name="T3">Impact: development slow because problems were not addressed by team early.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12" style:family="paragraph"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left="0cm" fo:margin-right="0cm" fo:margin-top="0.127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  <text:list>
                                        <text:list-item>
                                          <text:p text:style-name="MP6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2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6"><text:date style:data-style-name="D1" text:date-value="2012-09-04">4/09/12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9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12.365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5" draw:layer="backgroundobjects" svg:width="12.365cm" svg:height="13.858cm" svg:x="14.233cm" svg:y="4.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1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6"><text:date style:data-style-name="D1" text:date-value="2012-09-04">4/09/12</text:date></text:span></text:p>
        </draw:text-box>
      </draw:frame>
      <draw:frame draw:name="Footer Placeholder 5" presentation:style-name="Mpr11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11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9-04T15:37:13.84</meta:creation-date>
    <meta:editing-duration>PT1M39S</meta:editing-duration>
    <meta:editing-cycles>2</meta:editing-cycles>
    <dc:date>2012-09-04T15:38:46.21</dc:date>
    <meta:document-statistic meta:object-count="64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AU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symbol-type="automatic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001cm" svg:height="12.894cm" xlink:href="." xlink:type="simple" chart:class="chart:line" chart:style-name="ch1">
        <chart:title svg:x="2.83cm" svg:y="0.392cm" chart:style-name="ch2">
          <text:p>Iteration A: Burn Down</text:p>
        </chart:title>
        <chart:legend chart:legend-position="bottom" svg:x="4.047cm" svg:y="12.119cm" chart:style-name="ch3"/>
        <chart:plot-area chart:style-name="ch4" chart:data-source-has-labels="both" svg:x="1.3cm" svg:y="2.314cm" svg:width="10.221cm" svg:height="8.518cm">
          <chartooo:coordinate-region svg:x="1.921cm" svg:y="2.513cm" svg:width="9.506cm" svg:height="7.672cm"/>
          <chart:axis chart:dimension="x" chart:name="primary-x" chart:style-name="ch5">
            <chart:title svg:x="5.694cm" svg:y="11.148cm" chart:style-name="ch6">
              <text:p>Week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159cm" chart:style-name="ch8">
              <text:p>Remaning Task Hours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AU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9cm" xlink:href="." xlink:type="simple" chart:class="chart:bar" chart:style-name="ch1">
        <chart:legend chart:legend-position="end" svg:x="9.606cm" svg:y="4.192cm" chart:style-name="ch2"/>
        <chart:plot-area chart:style-name="ch3" chart:data-source-has-labels="both" svg:x="0.68cm" svg:y="0.855cm" svg:width="8.466cm" svg:height="7.545cm">
          <chartooo:coordinate-region svg:x="1.301cm" svg:y="1.068cm" svg:width="7.845cm" svg:height="6.659cm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S</text:p>
              </table:table-cell>
            </table:table-row>
          </table:table-header-rows>
          <table:table-rows>
            <table:table-row>
              <table:table-cell office:value-type="string">
                <text:p>PAS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AIL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